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Arabiya" svg:font-family="AlArabiya" style:font-pitch="variable"/>
    <style:font-face style:name="AlBattar" svg:font-family="AlBattar" style:font-pitch="variable"/>
    <style:font-face style:name="AlYarmook" svg:font-family="AlYarmook" style:font-pitch="variable"/>
    <style:font-face style:name="Cortoba" svg:font-family="Cortoba" style:font-pitch="variable"/>
    <style:font-face style:name="Dimnah" svg:font-family="Dimnah" style:font-pitch="variable"/>
    <style:font-face style:name="Furat" svg:font-family="Furat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lYarmook" fo:font-size="100pt" fo:font-weight="bold" officeooo:rsid="0016fde9" officeooo:paragraph-rsid="0016fde9" style:font-size-asian="100pt" style:font-weight-asian="bold" style:font-name-complex="KacstLetter" style:font-size-complex="100pt" style:font-weight-complex="bold"/>
    </style:style>
    <style:style style:name="P2" style:family="paragraph" style:parent-style-name="Standard">
      <style:text-properties fo:font-size="100pt" fo:font-weight="bold" officeooo:rsid="0016fde9" officeooo:paragraph-rsid="002040a0" style:font-size-asian="100pt" style:font-weight-asian="bold" style:font-name-complex="KacstLetter" style:font-size-complex="100pt" style:font-weight-complex="bold"/>
    </style:style>
    <style:style style:name="P3" style:family="paragraph" style:parent-style-name="Standard">
      <style:text-properties fo:font-size="100pt" fo:font-weight="bold" officeooo:rsid="0016fde9" officeooo:paragraph-rsid="0016fde9" style:font-size-asian="100pt" style:font-weight-asian="bold" style:font-name-complex="KacstLetter" style:font-size-complex="100pt" style:font-weight-complex="bold"/>
    </style:style>
    <style:style style:name="T1" style:family="text">
      <style:text-properties style:font-name-complex="KacstLetter"/>
    </style:style>
    <style:style style:name="T2" style:family="text">
      <style:text-properties style:font-name-complex="AlBattar"/>
    </style:style>
    <style:style style:name="T3" style:family="text">
      <style:text-properties style:font-name-complex="Fura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١ ٣ ٣ ٤ ٥ ٦ ٧ ٩ ٧ ٩ ٩ <text:s text:c="2"/>١ ٣ ٣ ٤ ٥ ٦ ٧ ٩ ٧ ٩ ٩ ١ ٣ ٣ ٤ ٥ ٦ ٧ ٩ ٧ ٩ ٩ ٣ <text:bookmark-start text:name="__DdeLink__152_1957809236"/>٣<text:bookmark-end text:name="__DdeLink__152_1957809236"/> ٤ ٥ ٦ ٧ <text:soft-page-break/>٩ ٧ ٩ ٩ ٩ ٧ ٧ ٧ ٦ ٥ ٤ ٣ ١ ٣ ٥ ٦ ٧ ٥ ٤ ٣ ١ ١ ٩ ٧ ٩ <text:s/>٩ ٧ ١ ٣ ٤ ٦ ٩ <text:s/>٩ ٧ ١ ٣ ٩ ٧ ١ ٣ <text:soft-page-break/>٩ ٧ ١ ٣ ٩ ٧ ٩ ٧ ٧ ٧ ٦ ٥ ٤ ٣ ١ ٣ ٥ ٦ ٧ ٥ ٤ ٣ ١ ١ ٩</text:p>
      <text:p text:style-name="P3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Arabiya" svg:font-family="AlArabiya" style:font-pitch="variable"/>
    <style:font-face style:name="AlBattar" svg:font-family="AlBattar" style:font-pitch="variable"/>
    <style:font-face style:name="AlYarmook" svg:font-family="AlYarmook" style:font-pitch="variable"/>
    <style:font-face style:name="Cortoba" svg:font-family="Cortoba" style:font-pitch="variable"/>
    <style:font-face style:name="Dimnah" svg:font-family="Dimnah" style:font-pitch="variable"/>
    <style:font-face style:name="Furat" svg:font-family="Furat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26:56.040956703</meta:creation-date>
    <dc:date>2016-11-25T22:39:55.036005663</dc:date>
    <meta:editing-duration>PT13H53M4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4" meta:paragraph-count="1" meta:word-count="104" meta:character-count="211" meta:non-whitespace-character-count="104"/>
  </office:meta>
</office:document-meta>
</file>